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191bc6" officeooo:paragraph-rsid="00191bc6"/>
    </style:style>
    <style:style style:name="P2" style:family="paragraph" style:parent-style-name="Standard">
      <style:text-properties officeooo:rsid="001a235c" officeooo:paragraph-rsid="001a235c"/>
    </style:style>
    <style:style style:name="P3" style:family="paragraph" style:parent-style-name="Standard">
      <style:text-properties officeooo:rsid="001b3e1b" officeooo:paragraph-rsid="001b3e1b"/>
    </style:style>
    <style:style style:name="P4" style:family="paragraph" style:parent-style-name="Standard">
      <style:text-properties officeooo:rsid="00191bc6" officeooo:paragraph-rsid="001b3e1b"/>
    </style:style>
    <style:style style:name="P5" style:family="paragraph" style:parent-style-name="Standard">
      <style:text-properties officeooo:rsid="001b3e1b" officeooo:paragraph-rsid="001c4db9"/>
    </style:style>
    <style:style style:name="P6" style:family="paragraph" style:parent-style-name="Standard">
      <style:text-properties officeooo:rsid="00191bc6" officeooo:paragraph-rsid="001c4db9"/>
    </style:style>
    <style:style style:name="P7" style:family="paragraph" style:parent-style-name="Standard">
      <style:text-properties officeooo:rsid="00204824" officeooo:paragraph-rsid="00204824"/>
    </style:style>
    <style:style style:name="P8" style:family="paragraph" style:parent-style-name="Standard">
      <style:text-properties officeooo:rsid="00248a52" officeooo:paragraph-rsid="00248a52"/>
    </style:style>
    <style:style style:name="P9" style:family="paragraph" style:parent-style-name="Standard">
      <style:text-properties officeooo:rsid="00191bc6" officeooo:paragraph-rsid="00204824"/>
    </style:style>
    <style:style style:name="P10" style:family="paragraph" style:parent-style-name="Standard">
      <style:text-properties officeooo:rsid="00237ae4" officeooo:paragraph-rsid="00237ae4"/>
    </style:style>
    <style:style style:name="P11" style:family="paragraph" style:parent-style-name="Standard">
      <style:text-properties officeooo:rsid="00220f12" officeooo:paragraph-rsid="00220f12"/>
    </style:style>
    <style:style style:name="P12" style:family="paragraph" style:parent-style-name="Standard">
      <style:text-properties officeooo:rsid="001f314f" officeooo:paragraph-rsid="001f314f"/>
    </style:style>
    <style:style style:name="P13" style:family="paragraph" style:parent-style-name="Standard">
      <style:text-properties officeooo:rsid="001cdd92" officeooo:paragraph-rsid="001cdd92"/>
    </style:style>
    <style:style style:name="P14" style:family="paragraph" style:parent-style-name="Standard">
      <style:text-properties officeooo:rsid="001d355c" officeooo:paragraph-rsid="001d355c"/>
    </style:style>
    <style:style style:name="T1" style:family="text">
      <style:text-properties officeooo:rsid="001b3e1b"/>
    </style:style>
    <style:style style:name="T2" style:family="text">
      <style:text-properties officeooo:rsid="001c4db9"/>
    </style:style>
    <style:style style:name="T3" style:family="text">
      <style:text-properties officeooo:rsid="00204824"/>
    </style:style>
    <style:style style:name="T4" style:family="text">
      <style:text-properties officeooo:rsid="00220f12"/>
    </style:style>
    <style:style style:name="T5" style:family="text">
      <style:text-properties officeooo:rsid="001cdd92"/>
    </style:style>
    <style:style style:name="T6" style:family="text">
      <style:text-properties officeooo:rsid="001d355c"/>
    </style:style>
    <style:style style:name="T7" style:family="text">
      <style:text-properties officeooo:rsid="001f88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WM</text:p>
      <text:p text:style-name="P1">TIM1</text:p>
      <text:p text:style-name="P1">CH1 → DELANTERO_IZQ.</text:p>
      <text:p text:style-name="P1">CH2→ DELANTERO_DER.</text:p>
      <text:p text:style-name="P1">CH3→ TRASERO_IZQ.</text:p>
      <text:p text:style-name="P1">CH4→ TRASERO_IZQ.</text:p>
      <text:p text:style-name="P1">TIM2</text:p>
      <text:p text:style-name="P1">CH1→MOTOR1_IZQ.</text:p>
      <text:p text:style-name="P1">CH2→MOTOR1_DER.</text:p>
      <text:p text:style-name="P1">CH3→MOTOR3_DER.</text:p>
      <text:p text:style-name="P1">CH4→MOTOR3_IZQ.</text:p>
      <text:p text:style-name="P1"/>
      <text:p text:style-name="P2">TIM15</text:p>
      <text:p text:style-name="P2">CH1→MOTOR2_IZQ.</text:p>
      <text:p text:style-name="P2">CH2→MOTOR2_DER.</text:p>
      <text:p text:style-name="P2"/>
      <text:p text:style-name="P1"/>
      <text:p text:style-name="P1">ENC</text:p>
      <text:p text:style-name="P3">TIM3 </text:p>
      <text:p text:style-name="P3">CH1→ A_TRASERO_IZQ</text:p>
      <text:p text:style-name="P3">CH2→A_TRASERO_DER</text:p>
      <text:p text:style-name="P3">CH3→A_DELANTERO_IZQ</text:p>
      <text:p text:style-name="P3">CH4→A_DELANTERO_DER</text:p>
      <text:p text:style-name="P3"/>
      <text:p text:style-name="P3">TIM4</text:p>
      <text:p text:style-name="P4">CH1→<text:span text:style-name="T1">A_MOTOR1_IZQ.</text:span></text:p>
      <text:p text:style-name="P4">CH2→<text:span text:style-name="T1">A_MOTOR3_IZQ.</text:span></text:p>
      <text:p text:style-name="P4">CH3→<text:span text:style-name="T1">A_MOTOR1_DER.</text:span></text:p>
      <text:p text:style-name="P4">CH4→<text:span text:style-name="T1">A_MOTOR3_DER.</text:span></text:p>
      <text:p text:style-name="P4"/>
      <text:p text:style-name="P5">TIM<text:span text:style-name="T2">5</text:span></text:p>
      <text:p text:style-name="P6">CH1→<text:span text:style-name="T1">A_MOTOR</text:span><text:span text:style-name="T2">2</text:span><text:span text:style-name="T1">_IZQ.</text:span></text:p>
      <text:p text:style-name="P6">CH2→<text:span text:style-name="T1">A_MOTOR</text:span><text:span text:style-name="T2">2</text:span><text:span text:style-name="T1">_</text:span><text:span text:style-name="T2">DER</text:span><text:span text:style-name="T1">.</text:span></text:p>
      <text:p text:style-name="P6"/>
      <text:p text:style-name="P1">GPIO-OUTPUT.</text:p>
      <text:p text:style-name="P1"/>
      <text:p text:style-name="P7">GPIO-INPUT.</text:p>
      <text:p text:style-name="P7">PB14→ ACC1.</text:p>
      <text:p text:style-name="P7">PD10→ ACC2.</text:p>
      <text:p text:style-name="P7">PD11→ ACC11.</text:p>
      <text:p text:style-name="P8">PI0→BTN1.</text:p>
      <text:p text:style-name="P8">PI1→BTN2.</text:p>
      <text:p text:style-name="P8">PI2→BTN3.</text:p>
      <text:p text:style-name="P8">PI3→BTN4.</text:p>
      <text:p text:style-name="P8">PI4→ LS_</text:p>
      <text:p text:style-name="P8">PI5→ LS_</text:p>
      <text:p text:style-name="P8">PI6→ LS_</text:p>
      <text:p text:style-name="P8">PI7→ LS_</text:p>
      <text:p text:style-name="P8">PI8→ LS_</text:p>
      <text:p text:style-name="P8">PI9→ LS_</text:p>
      <text:p text:style-name="P8">PI10→ LS_</text:p>
      <text:p text:style-name="P8">PI11→ LS_</text:p>
      <text:p text:style-name="P9"><text:soft-page-break/></text:p>
      <text:p text:style-name="P10">I2C</text:p>
      <text:p text:style-name="P1">I2C1<text:span text:style-name="T3">(ACCESORIOS)</text:span></text:p>
      <text:p text:style-name="P7">PB6→ SCL.</text:p>
      <text:p text:style-name="P7">PB7→ SDA.</text:p>
      <text:p text:style-name="P7"/>
      <text:p text:style-name="P1">I2C2<text:span text:style-name="T4">(GIROSCOPIO)</text:span></text:p>
      <text:p text:style-name="P11">PF0→SDA.</text:p>
      <text:p text:style-name="P11">PF1→ SCL.</text:p>
      <text:p text:style-name="P11"/>
      <text:p text:style-name="P10">UART</text:p>
      <text:p text:style-name="P12">UART4 (RF)</text:p>
      <text:p text:style-name="P12">PH13-&gt;TX.</text:p>
      <text:p text:style-name="P12">PH14→ RX.</text:p>
      <text:p text:style-name="P12"/>
      <text:p text:style-name="P1">UART<text:span text:style-name="T5">5 (GPS-GSM)</text:span></text:p>
      <text:p text:style-name="P13">PB12→RX</text:p>
      <text:p text:style-name="P13">PB13-&gt;TX</text:p>
      <text:p text:style-name="P1"/>
      <text:p text:style-name="P10">USART</text:p>
      <text:p text:style-name="P1">U<text:span text:style-name="T6">S</text:span>ART<text:span text:style-name="T6">3 (RPI</text:span></text:p>
      <text:p text:style-name="P14">PD8→ T<text:span text:style-name="T7">X</text:span>.</text:p>
      <text:p text:style-name="P14">PD9→ R<text:span text:style-name="T7">X.</text:span></text:p>
      <text:p text:style-name="P14"/>
      <text:p text:style-name="P10">SPI(RPI)</text:p>
      <text:p text:style-name="P10">PA4→CS.</text:p>
      <text:p text:style-name="P10">PA5→ SCK</text:p>
      <text:p text:style-name="P10">PA6→ MISO.</text:p>
      <text:p text:style-name="P10">PA7→ MOSI.</text:p>
      <text:p text:style-name="P1">SPI1</text:p>
      <text:p text:style-name="P1"/>
      <text:p text:style-name="P1">SPI2</text:p>
      <text:p text:style-name="P1"/>
      <text:p text:style-name="P8">ADC</text:p>
      <text:p text:style-name="P8">ADC2</text:p>
      <text:p text:style-name="P8">PB0→IN9</text:p>
      <text:p text:style-name="P8">PB1→ IN5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D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D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6T11:08:03.874610100</meta:creation-date>
    <dc:date>2026-03-26T12:01:38.345829000</dc:date>
    <meta:editing-duration>PT42M46S</meta:editing-duration>
    <meta:editing-cycles>12</meta:editing-cycles>
    <meta:generator>LibreOffice/26.2.1.2$Windows_X86_64 LibreOffice_project/620$Build-2</meta:generator>
    <meta:document-statistic meta:table-count="0" meta:image-count="0" meta:object-count="0" meta:page-count="2" meta:paragraph-count="74" meta:word-count="104" meta:character-count="766" meta:non-whitespace-character-count="735"/>
  </office:meta>
</office:document-meta>
</file>